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000000020A8B40EEADAF3FAC0.png" manifest:media-type="image/png"/>
  <manifest:file-entry manifest:full-path="Pictures/100002010000002000000020FFF6DD36ADEE00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17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standard">
      <style:graphic-properties svg:stroke-color="#000044" draw:fill-color="#ffffff" draw:textarea-horizontal-align="justify" draw:textarea-vertical-align="middle" draw:auto-grow-height="false" fo:min-height="1.15cm" fo:min-width="3.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text-line-through-style="none" style:text-line-through-type="none" fo:font-size="13pt" fo:font-weight="normal" style:font-size-asian="13pt" style:font-weight-asian="normal" style:font-size-complex="13pt" style:font-weight-complex="normal"/>
    </style:style>
    <style:style style:name="P6" style:family="paragraph">
      <loext:graphic-properties draw:fill="none"/>
    </style:style>
    <style:style style:name="P7" style:family="paragraph"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text-line-through-style="none" style:text-line-through-type="none"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cm" svg:height="3.9cm" svg:x="1.5cm" svg:y="7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1cm" svg:height="3.9cm" svg:x="1.5cm" svg:y="1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8cm" svg:y1="5.6cm" svg:x2="2.8cm" svg:y2="1.7cm">
          <text:p/>
        </draw:line>
        <draw:frame draw:style-name="gr3" draw:text-style-name="P3" draw:layer="layout" svg:width="0.502cm" svg:height="1.187cm" svg:x="1.9cm" svg:y="2.2cm">
          <draw:text-box>
            <text:p/>
          </draw:text-box>
        </draw:frame>
        <draw:custom-shape draw:style-name="gr4" draw:text-style-name="P5" draw:layer="layout" svg:width="3.9cm" svg:height="1.4cm" draw:transform="rotate (1.5707963267949) translate (1.5cm 5.6cm)">
          <text:p text:style-name="P4"><text:span text:style-name="T1">BitLocker hlavička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10.8cm 5.6cm)">
          <text:p text:style-name="P4"><text:span text:style-name="T1">FVE metadata #2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15.5cm 5.6cm)">
          <text:p text:style-name="P4"><text:span text:style-name="T1">FVE metadata #3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5.3cm 5.6cm)">
          <text:p text:style-name="P4"><text:span text:style-name="T1">FVE metadata #1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6.7cm 5.6cm)">
          <text:p text:style-name="P4"><text:span text:style-name="T1">NTFS hlavička</text:span></text:p>
          <draw:enhanced-geometry svg:viewBox="0 0 21600 21600" draw:mirror-vertical="false" draw:mirror-horizontal="true" draw:type="rectangle" draw:enhanced-path="M 0 0 L 21600 0 21600 21600 0 21600 0 0 Z N"/>
        </draw:custom-shape>
        <draw:frame draw:style-name="gr5" draw:text-style-name="P4" draw:layer="layout" svg:width="0.846cm" svg:height="0.846cm" svg:x="3.654cm" svg:y="3.2cm">
          <draw:image xlink:href="Pictures/100002010000002000000020FFF6DD36ADEE0066.png" xlink:type="simple" xlink:show="embed" xlink:actuate="onLoad" loext:mime-type="image/png">
            <text:p/>
          </draw:image>
        </draw:frame>
        <draw:frame draw:style-name="gr5" draw:text-style-name="P4" draw:layer="layout" svg:width="0.846cm" svg:height="0.846cm" svg:x="8.9cm" svg:y="3.193cm">
          <draw:image xlink:href="Pictures/100002010000002000000020FFF6DD36ADEE0066.png" xlink:type="simple" xlink:show="embed" xlink:actuate="onLoad" loext:mime-type="image/png">
            <text:p/>
          </draw:image>
        </draw:frame>
        <draw:frame draw:style-name="gr5" draw:text-style-name="P4" draw:layer="layout" svg:width="0.846cm" svg:height="0.846cm" svg:x="13.4cm" svg:y="3.207cm">
          <draw:image xlink:href="Pictures/100002010000002000000020FFF6DD36ADEE0066.png" xlink:type="simple" xlink:show="embed" xlink:actuate="onLoad" loext:mime-type="image/png">
            <text:p/>
          </draw:image>
        </draw:frame>
        <draw:frame draw:style-name="gr5" draw:text-style-name="P4" draw:layer="layout" svg:width="0.846cm" svg:height="0.846cm" svg:x="17.807cm" svg:y="3.193cm">
          <draw:image xlink:href="Pictures/100002010000002000000020FFF6DD36ADEE0066.png" xlink:type="simple" xlink:show="embed" xlink:actuate="onLoad" loext:mime-type="image/png">
            <text:p/>
          </draw:image>
        </draw:frame>
        <draw:line draw:style-name="gr2" draw:text-style-name="P2" draw:layer="layout" svg:x1="2.8cm" svg:y1="11.8cm" svg:x2="2.8cm" svg:y2="7.9cm">
          <text:p/>
        </draw:line>
        <draw:frame draw:style-name="gr3" draw:text-style-name="P3" draw:layer="layout" svg:width="0.502cm" svg:height="1.187cm" svg:x="1.9cm" svg:y="8.4cm">
          <draw:text-box>
            <text:p/>
          </draw:text-box>
        </draw:frame>
        <draw:custom-shape draw:style-name="gr4" draw:text-style-name="P5" draw:layer="layout" svg:width="3.9cm" svg:height="1.4cm" draw:transform="rotate (1.5707963267949) translate (1.5cm 11.8cm)">
          <text:p text:style-name="P4"><text:span text:style-name="T1">NTFS hlavička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10.8cm 11.8cm)">
          <text:p text:style-name="P4"><text:span text:style-name="T1">dm-zero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15.5cm 11.8cm)">
          <text:p text:style-name="P4"><text:span text:style-name="T1">dm-zero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5.3cm 11.8cm)">
          <text:p text:style-name="P4"><text:span text:style-name="T1">dm-zero</text:span></text:p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4" draw:text-style-name="P5" draw:layer="layout" svg:width="3.9cm" svg:height="1.4cm" draw:transform="rotate (1.5707963267949) translate (6.7cm 11.8cm)">
          <text:p text:style-name="P4"><text:span text:style-name="T1">dm-zero</text:span></text:p>
          <draw:enhanced-geometry svg:viewBox="0 0 21600 21600" draw:mirror-vertical="false" draw:mirror-horizontal="true" draw:type="rectangle" draw:enhanced-path="M 0 0 L 21600 0 21600 21600 0 21600 0 0 Z N"/>
        </draw:custom-shape>
        <draw:line draw:style-name="gr6" draw:text-style-name="P6" draw:layer="layout" svg:x1="7.4cm" svg:y1="5.6cm" svg:x2="2.2cm" svg:y2="7.9cm">
          <text:p/>
        </draw:line>
        <draw:line draw:style-name="gr6" draw:text-style-name="P6" draw:layer="layout" svg:x1="4cm" svg:y1="5.6cm" svg:x2="4cm" svg:y2="7.9cm">
          <text:p/>
        </draw:line>
        <draw:line draw:style-name="gr6" draw:text-style-name="P6" draw:layer="layout" svg:x1="9.5cm" svg:y1="5.6cm" svg:x2="9.5cm" svg:y2="7.9cm">
          <text:p/>
        </draw:line>
        <draw:line draw:style-name="gr6" draw:text-style-name="P6" draw:layer="layout" svg:x1="13.8cm" svg:y1="5.6cm" svg:x2="13.8cm" svg:y2="7.9cm">
          <text:p/>
        </draw:line>
        <draw:line draw:style-name="gr6" draw:text-style-name="P6" draw:layer="layout" svg:x1="18.2cm" svg:y1="5.6cm" svg:x2="18.2cm" svg:y2="7.9cm">
          <text:p/>
        </draw:line>
        <draw:frame draw:style-name="gr5" draw:text-style-name="P4" draw:layer="layout" svg:width="0.846cm" svg:height="0.846cm" svg:x="3.7cm" svg:y="9.354cm">
          <draw:image xlink:href="Pictures/100002010000002000000020A8B40EEADAF3FAC0.png" xlink:type="simple" xlink:show="embed" xlink:actuate="onLoad" loext:mime-type="image/png">
            <text:p/>
          </draw:image>
        </draw:frame>
        <draw:frame draw:style-name="gr5" draw:text-style-name="P4" draw:layer="layout" svg:width="0.846cm" svg:height="0.846cm" svg:x="9.1cm" svg:y="9.354cm">
          <draw:image xlink:href="Pictures/100002010000002000000020A8B40EEADAF3FAC0.png" xlink:type="simple" xlink:show="embed" xlink:actuate="onLoad" loext:mime-type="image/png">
            <text:p/>
          </draw:image>
        </draw:frame>
        <draw:frame draw:style-name="gr5" draw:text-style-name="P4" draw:layer="layout" svg:width="0.846cm" svg:height="0.846cm" svg:x="17.692cm" svg:y="9.36cm">
          <draw:image xlink:href="Pictures/100002010000002000000020A8B40EEADAF3FAC0.png" xlink:type="simple" xlink:show="embed" xlink:actuate="onLoad" loext:mime-type="image/png">
            <text:p/>
          </draw:image>
        </draw:frame>
        <draw:frame draw:style-name="gr5" draw:text-style-name="P4" draw:layer="layout" svg:width="0.846cm" svg:height="0.846cm" svg:x="13.554cm" svg:y="9.354cm">
          <draw:image xlink:href="Pictures/100002010000002000000020A8B40EEADAF3FAC0.png" xlink:type="simple" xlink:show="embed" xlink:actuate="onLoad" loext:mime-type="image/png">
            <text:p/>
          </draw:image>
        </draw:frame>
        <draw:frame draw:style-name="gr7" draw:text-style-name="P8" draw:layer="layout" svg:width="2.28cm" svg:height="0.763cm" svg:x="2.9cm" svg:y="6cm">
          <draw:text-box>
            <text:p text:style-name="P7"><text:span text:style-name="T2">d</text:span><text:span text:style-name="T2">m</text:span><text:span text:style-name="T2">-</text:span><text:span text:style-name="T2">c</text:span><text:span text:style-name="T2">r</text:span><text:span text:style-name="T2">y</text:span><text:span text:style-name="T2">p</text:span><text:span text:style-name="T2">t</text:span></text:p>
          </draw:text-box>
        </draw:frame>
        <draw:frame draw:style-name="gr8" draw:text-style-name="P8" draw:layer="layout" svg:width="2.28cm" svg:height="0.763cm" svg:x="5.32cm" svg:y="6cm">
          <draw:text-box>
            <text:p text:style-name="P7"><text:span text:style-name="T2">dm-crypt</text:span></text:p>
          </draw:text-box>
        </draw:frame>
        <draw:frame draw:style-name="gr7" draw:text-style-name="P8" draw:layer="layout" svg:width="2.28cm" svg:height="0.763cm" svg:x="8.5cm" svg:y="6cm">
          <draw:text-box>
            <text:p text:style-name="P7"><text:span text:style-name="T2">dm-crypt</text:span></text:p>
          </draw:text-box>
        </draw:frame>
        <draw:frame draw:style-name="gr7" draw:text-style-name="P8" draw:layer="layout" svg:width="2.28cm" svg:height="0.763cm" svg:x="12.82cm" svg:y="6cm">
          <draw:text-box>
            <text:p text:style-name="P7"><text:span text:style-name="T2">dm-crypt</text:span></text:p>
          </draw:text-box>
        </draw:frame>
        <draw:frame draw:style-name="gr7" draw:text-style-name="P8" draw:layer="layout" svg:width="2.28cm" svg:height="0.763cm" svg:x="17.2cm" svg:y="6.037cm">
          <draw:text-box>
            <text:p text:style-name="P7"><text:span text:style-name="T2">dm-cry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20:27:38.547037052</meta:creation-date>
    <dc:date>2019-04-19T19:27:46.332417139</dc:date>
    <meta:editing-duration>PT6M35S</meta:editing-duration>
    <meta:editing-cycles>2</meta:editing-cycles>
    <meta:generator>LibreOffice/6.1.5.2$Linux_X86_64 LibreOffice_project/10$Build-2</meta:generator>
    <meta:document-statistic meta:object-count="34"/>
  </office:meta>
</office:document-meta>
</file>